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3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6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7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3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6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7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4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7">
      <style:text-properties style:text-underline-style="none" fo:font-weight="bold" style:font-weight-asian="bold" style:font-weight-complex="bold"/>
    </style:style>
    <style:style style:name="P30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P31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EATURES</text:p>
      <text:p text:style-name="P32"/>
      <text:p text:style-name="P5">AASIMAR (186)</text:p>
      <text:p text:style-name="Standard"/>
      <text:list xml:id="list3880336921463027855" text:style-name="L1">
        <text:list-item>
          <text:p text:style-name="P6">Celestial Radiance<text:span text:style-name="T1"> </text:span>(186) –<text:span text:style-name="T1"> Resistance to Necrotic and Radiant damage</text:span></text:p>
        </text:list-item>
        <text:list-item>
          <text:p text:style-name="P6">Darkvision – <text:span text:style-name="T1">60 ft.</text:span></text:p>
        </text:list-item>
        <text:list-item>
          <text:p text:style-name="P6">Healing Hands</text:p>
          <text:list>
            <text:list-item>
              <text:p text:style-name="P6">Magic Action<text:span text:style-name="T1">: Touch a creature, roll d4s = PB</text:span></text:p>
              <text:list>
                <text:list-item>
                  <text:p text:style-name="P7">Creature gains HP = total</text:p>
                </text:list-item>
                <text:list-item>
                  <text:p text:style-name="P8"><text:span text:style-name="T1">Uses</text:span><text:span text:style-name="T3">: Once per Long Rest</text:span></text:p>
                </text:list-item>
              </text:list>
            </text:list-item>
          </text:list>
        </text:list-item>
        <text:list-item>
          <text:p text:style-name="P8"><text:span text:style-name="T2">Light Bearer</text:span><text:span text:style-name="T3"> – Know the </text:span><text:span text:style-name="T1">Light</text:span><text:span text:style-name="T3"> Cantrip</text:span></text:p>
        </text:list-item>
        <text:list-item>
          <text:p text:style-name="P13">Celestial Revelation</text:p>
          <text:list>
            <text:list-item>
              <text:p text:style-name="P9">Uses<text:span text:style-name="T2">: Once per Long Rest</text:span></text:p>
            </text:list-item>
            <text:list-item>
              <text:p text:style-name="P9">Duration<text:span text:style-name="T2">: One minute or until you end it</text:span></text:p>
            </text:list-item>
            <text:list-item>
              <text:p text:style-name="P13">Bonus Action</text:p>
              <text:list>
                <text:list-item>
                  <text:p text:style-name="P8"><text:span text:style-name="T2">Heavenly Wings –</text:span><text:span text:style-name="T3"> Spectral wings sprout from your back</text:span></text:p>
                  <text:list>
                    <text:list-item>
                      <text:p text:style-name="P15">Gain Fly Speed = Speed</text:p>
                    </text:list-item>
                  </text:list>
                </text:list-item>
                <text:list-item>
                  <text:p text:style-name="P8"><text:span text:style-name="T2">Inner Radiance <text:s/>- </text:span><text:span text:style-name="T3">Searing Light radiates from your eyes and mouth</text:span></text:p>
                  <text:list>
                    <text:list-item>
                      <text:p text:style-name="P15">Sphere of Light: 0-10ft. Bright, 10-20ft. Dim</text:p>
                    </text:list-item>
                    <text:list-item>
                      <text:p text:style-name="P15">At the end of your turns, creatures within 10ft. take Radiant Damage = PB</text:p>
                    </text:list-item>
                    <text:list-item>
                      <text:p text:style-name="P15">Once per turn, Add Radiant Damage = PB to attack or spell</text:p>
                    </text:list-item>
                  </text:list>
                </text:list-item>
                <text:list-item>
                  <text:p text:style-name="P8"><text:span text:style-name="T2">Necrotic Shroud – </text:span><text:span text:style-name="T3">Eyes become pools of darkness, and flightless wings sprout from your back</text:span></text:p>
                  <text:list>
                    <text:list-item>
                      <text:p text:style-name="P15">Non-allies within 10ft. must make a Charisma Saving Throw</text:p>
                      <text:list>
                        <text:list-item>
                          <text:p text:style-name="P15">DC = 8 + Charisma Mod. + PB.</text:p>
                        </text:list-item>
                        <text:list-item>
                          <text:p text:style-name="P8"><text:span text:style-name="T1">Failure</text:span><text:span text:style-name="T3">: Frightened until end of your next turn</text:span></text:p>
                        </text:list-item>
                      </text:list>
                    </text:list-item>
                    <text:list-item>
                      <text:p text:style-name="P15">Once per turn, Add Necrotci Damage = PB to attack or spell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SCRIBE (184)</text:p>
      <text:p text:style-name="Standard"/>
      <text:list xml:id="list4356359279298991464" text:style-name="L2">
        <text:list-item>
          <text:p text:style-name="P24">Skilled (201)<text:span text:style-name="T1"> - Gain Proficiency in any combination of 3 skills or tools of your choice</text:span></text:p>
          <text:list>
            <text:list-item>
              <text:p text:style-name="P28"><text:span text:style-name="T1">Acrobatics</text:span><text:span text:style-name="T3">, </text:span><text:span text:style-name="T1">Performance</text:span><text:span text:style-name="T3">, </text:span><text:span text:style-name="T1">Stealth</text:span></text:p>
            </text:list-item>
          </text:list>
        </text:list-item>
      </text:list>
      <text:p text:style-name="P26"/>
      <text:p text:style-name="P5">WIZARD (165)</text:p>
      <text:p text:style-name="Standard"/>
      <text:p text:style-name="P3">Level 1 (165-166)</text:p>
      <text:p text:style-name="P1"/>
      <text:list xml:id="list1842585416198737992" text:style-name="L3">
        <text:list-item>
          <text:p text:style-name="P14">Ritual Adept<text:span text:style-name="T1"> </text:span>(166)</text:p>
          <text:list>
            <text:list-item>
              <text:p text:style-name="P14"><text:span text:style-name="T1">Cast any spell as a Ritual if that spell has the Ritual tag and is in your spellbook</text:span></text:p>
            </text:list-item>
            <text:list-item>
              <text:p text:style-name="P14"><text:span text:style-name="T1">Spell doesn't have to be prepared, but you have to read from the book to cast it in this way</text:span></text:p>
            </text:list-item>
          </text:list>
        </text:list-item>
        <text:list-item>
          <text:p text:style-name="P14">Arcane Recovery (166)</text:p>
          <text:list>
            <text:list-item>
              <text:p text:style-name="P16">Regain magical energy by studying your spellbook</text:p>
              <text:list>
                <text:list-item>
                  <text:p text:style-name="P16">After a Short Rest, choose expended Spell Slots to recover</text:p>
                  <text:list>
                    <text:list-item>
                      <text:p text:style-name="P16">Slots can have a combined level equal to no more than half your Wizard Level rounded up, and none of the slots can be level 6 or higher</text:p>
                    </text:list-item>
                  </text:list>
                </text:list-item>
                <text:list-item>
                  <text:p text:style-name="P10"><text:soft-page-break/>Uses<text:span text:style-name="T2">: Once per Long Rest</text:span></text:p>
                </text:list-item>
              </text:list>
            </text:list-item>
          </text:list>
        </text:list-item>
        <text:list-item>
          <text:p text:style-name="P14">Spellcasting (165)</text:p>
          <text:list>
            <text:list-item>
              <text:p text:style-name="P30"><text:span text:style-name="T2">+3 Wizard Cantrips</text:span></text:p>
              <text:list>
                <text:list-item>
                  <text:p text:style-name="P31"><text:span text:style-name="T2">Whenever you finish a Long Rest, you may replace one of your cantrips from this feature with another Wizard cantrip of your choice</text:span></text:p>
                </text:list-item>
              </text:list>
            </text:list-item>
            <text:list-item>
              <text:p text:style-name="P22">Spellbook</text:p>
              <text:list>
                <text:list-item>
                  <text:p text:style-name="P22"><text:span text:style-name="T1">Can be read only by you or someone casting Identify</text:span></text:p>
                </text:list-item>
                <text:list-item>
                  <text:p text:style-name="P22"><text:span text:style-name="T1">Contains the spells you know</text:span></text:p>
                  <text:list>
                    <text:list-item>
                      <text:p text:style-name="P22"><text:span text:style-name="T1">Starts with </text:span>6 Level 1 Wizard Spells<text:span text:style-name="T1"> of your choice</text:span></text:p>
                    </text:list-item>
                    <text:list-item>
                      <text:p text:style-name="P22"><text:span text:style-name="T1">Whenever you gain a Wizard level after 1, add two Wizard spells of your choice to your spellbook</text:span></text:p>
                      <text:list>
                        <text:list-item>
                          <text:p text:style-name="P22"><text:span text:style-name="T1">Each must be of a level for which you have slot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Ability<text:span text:style-name="T1">: Intelligence</text:span></text:p>
            </text:list-item>
            <text:list-item>
              <text:p text:style-name="P30">Focus<text:span text:style-name="T1">: Flute (Disguised as Wand) or Spellbook</text:span></text:p>
            </text:list-item>
            <text:list-item>
              <text:p text:style-name="P30">Spell Slots<text:span text:style-name="T1">: Increase w/Level, replenish after Long Rest</text:span></text:p>
            </text:list-item>
            <text:list-item>
              <text:p text:style-name="P30">Prepared Spells<text:span text:style-name="T1">: Prepare the list of spells that are available for you to cast with this feature, chosen from your spellbook</text:span></text:p>
            </text:list-item>
            <text:list-item>
              <text:p text:style-name="P22">Changing Prepared Spells<text:span text:style-name="T1">: Whenever you finish a Long Rest, you may change your list of prepared spells, replacing any of the spells there with spells from your spellbook</text:span></text:p>
            </text:list-item>
          </text:list>
        </text:list-item>
      </text:list>
      <text:p text:style-name="Standard"><text:tab/></text:p>
      <text:p text:style-name="P3">Level 2 (166)</text:p>
      <text:p text:style-name="P2"/>
      <text:list xml:id="list83047875490584914" text:style-name="L4">
        <text:list-item>
          <text:p text:style-name="P23">Scholar<text:span text:style-name="T1"> </text:span>(166)</text:p>
          <text:list>
            <text:list-item>
              <text:p text:style-name="P17">Expertise in one of the following with which you have Proficiency: Arcana, History, <text:span text:style-name="T5">Investigation</text:span>, Medicine, Nature, Religion</text:p>
            </text:list-item>
          </text:list>
        </text:list-item>
      </text:list>
      <text:p text:style-name="P3"/>
      <text:p text:style-name="P3">Level 3 (167)</text:p>
      <text:p text:style-name="P3"/>
      <text:list xml:id="list8350418578311525952" text:style-name="L5">
        <text:list-item>
          <text:p text:style-name="P25">Illusionist<text:span text:style-name="T1"> </text:span>(175)</text:p>
          <text:list>
            <text:list-item>
              <text:p text:style-name="P25">Illusion Savant (175)</text:p>
              <text:list>
                <text:list-item>
                  <text:p text:style-name="P27"><text:span text:style-name="T5">Add 2 Wizard Spells of Level 2 or less from Illusion School</text:span> to your spellbook for free</text:p>
                </text:list-item>
                <text:list-item>
                  <text:p text:style-name="P27">Whenever you gain access to a new level of spell slots in this class, you may <text:span text:style-name="T5">add one Wizard spell from the Illusion school</text:span> to your spellbook for free</text:p>
                  <text:list>
                    <text:list-item>
                      <text:p text:style-name="P27">must be a level for which you have spell slots</text:p>
                    </text:list-item>
                  </text:list>
                </text:list-item>
              </text:list>
            </text:list-item>
            <text:list-item>
              <text:p text:style-name="P25">Improved Illusions (175)</text:p>
              <text:list>
                <text:list-item>
                  <text:p text:style-name="P27">You can cast Illusion spells without providing Verbal components</text:p>
                </text:list-item>
                <text:list-item>
                  <text:p text:style-name="P27">If an Illusion spell you cast has a range of 10+ feet, it increases by 60ft.</text:p>
                </text:list-item>
                <text:list-item>
                  <text:p text:style-name="P27">Know <text:span text:style-name="T6">Minor Illusion</text:span></text:p>
                  <text:list>
                    <text:list-item>
                      <text:p text:style-name="P27"><text:span text:style-name="T2">Can cast as </text:span><text:span text:style-name="T4">Bonus Action</text:span></text:p>
                    </text:list-item>
                    <text:list-item>
                      <text:p text:style-name="P27"><text:span text:style-name="T2">Can create both a sound and an image with a single casti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5">BARD (59)</text:p>
      <text:p text:style-name="Standard"/>
      <text:p text:style-name="P3">Level 1 (59)</text:p>
      <text:p text:style-name="P1"/>
      <text:list xml:id="list35766240" text:continue-list="list1842585416198737992" text:style-name="L3">
        <text:list-item>
          <text:p text:style-name="P14">Bardic Inspiration – <text:span text:style-name="T1">Supernaturally inspire others through words, music, or dance</text:span></text:p>
          <text:list>
            <text:list-item>
              <text:p text:style-name="P14"><text:soft-page-break/>Bonus Action:<text:span text:style-name="T1"> Give another creature within 60 ft. who can see or hear you one of your Bardic Inspiration dice</text:span></text:p>
              <text:list>
                <text:list-item>
                  <text:p text:style-name="P14"><text:span text:style-name="T1">Once within the next hour, when a creature fails a D20 Test, they can roll the Bardic Inspiration die and add the number rolled to the d20</text:span></text:p>
                </text:list-item>
                <text:list-item>
                  <text:p text:style-name="P14"><text:span text:style-name="T1">Die is expended once rolled in this way</text:span></text:p>
                </text:list-item>
                <text:list-item>
                  <text:p text:style-name="P14"><text:span text:style-name="T1">A creature can have only one at a time</text:span></text:p>
                </text:list-item>
              </text:list>
            </text:list-item>
            <text:list-item>
              <text:p text:style-name="P10">Uses <text:span text:style-name="T2">= Charisma Modifier</text:span></text:p>
            </text:list-item>
            <text:list-item>
              <text:p text:style-name="P10">Replenish<text:span text:style-name="T2">: All after Long Rest</text:span></text:p>
            </text:list-item>
          </text:list>
        </text:list-item>
        <text:list-item>
          <text:p text:style-name="P14">Spellcasting</text:p>
          <text:list>
            <text:list-item>
              <text:p text:style-name="P31"><text:span text:style-name="T5">+2 Bard Cantrips</text:span></text:p>
              <text:list>
                <text:list-item>
                  <text:p text:style-name="P31"><text:span text:style-name="T2">Whenever you gain a Bard Level, you may replace one of your Cantrips with another of your choice from the Bard spell list</text:span></text:p>
                </text:list-item>
              </text:list>
            </text:list-item>
            <text:list-item>
              <text:p text:style-name="P30">Ability<text:span text:style-name="T1">: Charisma</text:span></text:p>
            </text:list-item>
            <text:list-item>
              <text:p text:style-name="P30">Focus<text:span text:style-name="T1">: Shawm (Disguised as a Quarterstaff)</text:span></text:p>
            </text:list-item>
            <text:list-item>
              <text:p text:style-name="P30">Spell Slots<text:span text:style-name="T1">: Increase w/Level, replenish after Long Rest</text:span></text:p>
            </text:list-item>
            <text:list-item>
              <text:p text:style-name="P22">Changing Spells: <text:span text:style-name="T1">Whenever you gain a Bard Level, you may replace one spell on your list with another Bard spell for which you have spell slots</text:span></text:p>
            </text:list-item>
          </text:list>
        </text:list-item>
      </text:list>
      <text:p text:style-name="Standard"><text:tab/></text:p>
      <text:p text:style-name="P3">Level 2 (60)</text:p>
      <text:p text:style-name="P2"/>
      <text:list xml:id="list2085451816280975689" text:style-name="L6">
        <text:list-item>
          <text:p text:style-name="P20">Expertise<text:span text:style-name="T1"> – Expertise (366) in two of your Proficiencies of your choice</text:span></text:p>
          <text:list>
            <text:list-item>
              <text:p text:style-name="P11">Performance, Persuasion</text:p>
              <text:list>
                <text:list-item>
                  <text:p text:style-name="P18">Used to sell his “clumsiness” and convince people he's trustworthy</text:p>
                </text:list-item>
              </text:list>
            </text:list-item>
            <text:list-item>
              <text:p text:style-name="P18">Expertise: Prof. Bonus *= 2 for skill checks in which you have expertise</text:p>
            </text:list-item>
          </text:list>
        </text:list-item>
        <text:list-item>
          <text:p text:style-name="P20">Jack of All Trades</text:p>
          <text:list>
            <text:list-item>
              <text:p text:style-name="P18">You may add half your Proficiency Bonus (rounded down) to any ability check you make that uses a skill proficiency you lack, and that doesn't otherwise use your Proficiency Bonus</text:p>
            </text:list-item>
          </text:list>
        </text:list-item>
      </text:list>
      <text:p text:style-name="P3"/>
      <text:p text:style-name="P3">Level 3 (60)</text:p>
      <text:p text:style-name="P3"/>
      <text:list xml:id="list1342333760896902683" text:style-name="L7">
        <text:list-item>
          <text:p text:style-name="P29">College of Lore (66)</text:p>
          <text:list>
            <text:list-item>
              <text:p text:style-name="P29">Bonus Proficiencies<text:span text:style-name="T1">: Gain Proficiency in 3 skills of your choice</text:span></text:p>
              <text:list>
                <text:list-item>
                  <text:p text:style-name="P12">Deception, Persuasion, Sleight of Hand</text:p>
                </text:list-item>
              </text:list>
            </text:list-item>
            <text:list-item>
              <text:p text:style-name="P21">Cutting Words</text:p>
              <text:list>
                <text:list-item>
                  <text:p text:style-name="P21">Reaction: <text:span text:style-name="T1">When a creature within 60ft. makes a damage roll, or succeeds on an ability check or attack roll:</text:span></text:p>
                  <text:list>
                    <text:list-item>
                      <text:p text:style-name="P19">expend a Bardic Inspiration to roll a Bardic Inspiration die</text:p>
                    </text:list-item>
                    <text:list-item>
                      <text:p text:style-name="P19">Subtract the number rolled from the creature's roll</text:p>
                      <text:list>
                        <text:list-item>
                          <text:p text:style-name="P19">Damage: Reduce</text:p>
                        </text:list-item>
                        <text:list-item>
                          <text:p text:style-name="P19">Ability Check: Possibly turn a success into a failu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15T15:50:48.98</dc:date>
    <dc:creator>Paul Paroczai</dc:creator>
    <meta:editing-duration>PT11H57M9S</meta:editing-duration>
    <meta:editing-cycles>109</meta:editing-cycles>
    <meta:printed-by>Paul Paroczai</meta:printed-by>
    <meta:print-date>2025-07-15T15:50:44.07</meta:print-date>
    <meta:document-statistic meta:table-count="0" meta:image-count="0" meta:object-count="0" meta:page-count="3" meta:paragraph-count="101" meta:word-count="967" meta:character-count="5044"/>
  </office:meta>
</office:document-meta>
</file>